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7F00000A1718398B348C1D3769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.328cm, 0cm, 0cm, 0.397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width="true" fo:min-height="0.761cm" fo:min-width="10.0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2.49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849cm" fo:min-width="3.177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849cm" fo:min-width="1.666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823cm" fo:min-width="1.407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823cm" fo:min-width="1.894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849cm" fo:min-width="2.237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573cm" fo:min-width="2.051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849cm" fo:min-width="2.047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849cm" fo:min-width="1.992cm"/>
    </style:style>
    <style:style style:name="gr12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.222cm" fo:min-width="8.372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473cm" fo:min-width="1.903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823cm" fo:min-width="1.903cm"/>
    </style:style>
    <style:style style:name="gr15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.222cm" fo:min-width="8.447cm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849cm" fo:min-width="2.309cm"/>
    </style:style>
    <style:style style:name="gr17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0.823cm" fo:min-width="0.345cm"/>
    </style:style>
    <style:style style:name="P1" style:family="paragraph">
      <style:paragraph-properties fo:text-align="end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000000" fo:font-family="'Helvetica Neue'" style:font-pitch="variable" fo:font-size="14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start" style:writing-mode="lr-tb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 style:writing-mode="lr-tb">
        <style:tab-stops/>
      </style:paragraph-properties>
      <style:text-properties fo:font-size="9pt" style:font-size-asian="7pt" style:font-size-complex="7pt"/>
    </style:style>
    <style:style style:name="P7" style:family="paragraph">
      <style:paragraph-properties fo:text-align="center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style:paragraph-properties fo:text-align="start" style:writing-mode="lr-tb">
        <style:tab-stops/>
      </style:paragraph-properties>
      <style:text-properties fo:font-size="9pt" style:font-size-asian="7pt" style:font-size-complex="7pt"/>
    </style:style>
    <style:style style:name="T1" style:family="text">
      <style:text-properties fo:color="#000000" fo:font-family="'Helvetica Neue'" style:font-pitch="variable" fo:font-size="14pt" fo:font-weight="normal" style:font-size-asian="12pt" style:font-weight-asian="normal" style:font-size-complex="12pt" style:font-weight-complex="normal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9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75cm" svg:height="15.125cm" draw:transform="rotate (1.5707963267946) translate (1.625cm 12.608cm)">
          <draw:image xlink:href="Pictures/100002010000057F00000A1718398B348C1D3769.png" xlink:type="simple" xlink:show="embed" xlink:actuate="onLoad">
            <text:p/>
          </draw:image>
        </draw:frame>
        <draw:frame draw:style-name="gr2" draw:text-style-name="P3" draw:layer="layout" svg:width="10.508cm" svg:height="1.011cm" svg:x="1cm" svg:y="1cm">
          <draw:text-box>
            <text:p text:style-name="P2"><text:span text:style-name="T1">ESP32-C5-DevKitC-1_v1.1 callouts v1.1</text:span></text:p>
          </draw:text-box>
        </draw:frame>
        <draw:frame draw:style-name="gr3" draw:text-style-name="P4" draw:layer="layout" svg:width="19cm" svg:height="22.748cm" svg:x="1cm" svg:y="14.05cm">
          <draw:text-box>
            <text:p text:style-name="P2"><text:span text:style-name="T2"><text:s text:c="4"/></text:span></text:p>
            <text:p text:style-name="P2"><text:span text:style-name="T2"/></text:p>
            <text:p text:style-name="P2"><text:span text:style-name="T2"/></text:p>
          </draw:text-box>
        </draw:frame>
        <draw:frame draw:style-name="gr4" draw:text-style-name="P6" draw:layer="layout" svg:width="3.69cm" svg:height="1.099cm" svg:x="2.935cm" svg:y="2.75cm">
          <draw:text-box>
            <text:p text:style-name="P5"><text:span text:style-name="T3">ESP32-C5-WROOM-1</text:span></text:p>
          </draw:text-box>
        </draw:frame>
        <draw:line draw:name="Line" draw:style-name="Leader_20_line" draw:text-style-name="P2" draw:layer="layout" svg:x1="8.75cm" svg:y1="4cm" svg:x2="8.75cm" svg:y2="7.125cm">
          <text:p/>
        </draw:line>
        <draw:frame draw:style-name="gr5" draw:text-style-name="P6" draw:layer="layout" svg:width="2.166cm" svg:height="1.099cm" svg:x="8.75cm" svg:y="3.93cm">
          <draw:text-box>
            <text:p text:style-name="P5"><text:span text:style-name="T3">5 V to 3.3 V</text:span></text:p>
            <text:p text:style-name="P5"><text:span text:style-name="T3"><text:s/></text:span><text:span text:style-name="T3">DC/DC</text:span></text:p>
          </draw:text-box>
        </draw:frame>
        <draw:line draw:name="Line" draw:style-name="Leader_20_line" draw:text-style-name="P2" draw:layer="layout" svg:x1="9.625cm" svg:y1="5.029cm" svg:x2="9.625cm" svg:y2="7.154cm">
          <text:p/>
        </draw:line>
        <draw:frame draw:style-name="gr6" draw:text-style-name="P6" draw:layer="layout" svg:width="1.907cm" svg:height="1.073cm" svg:x="10.593cm" svg:y="11.927cm">
          <draw:text-box>
            <text:p text:style-name="P5"><text:span text:style-name="T3">RGB LED</text:span></text:p>
          </draw:text-box>
        </draw:frame>
        <draw:frame draw:style-name="gr7" draw:text-style-name="P6" draw:layer="layout" svg:width="2.394cm" svg:height="1.073cm" svg:x="15.856cm" svg:y="6.552cm">
          <draw:text-box>
            <text:p text:style-name="P5"><text:span text:style-name="T3">Boot Button</text:span></text:p>
          </draw:text-box>
        </draw:frame>
        <draw:frame draw:style-name="gr8" draw:text-style-name="P6" draw:layer="layout" svg:width="2.737cm" svg:height="1.099cm" svg:x="16cm" svg:y="9.625cm">
          <draw:text-box>
            <text:p text:style-name="P5"><text:span text:style-name="T3">USB Type-C to</text:span></text:p>
            <text:p text:style-name="P5"><text:span text:style-name="T3">UART Port</text:span></text:p>
          </draw:text-box>
        </draw:frame>
        <draw:frame draw:style-name="gr9" draw:text-style-name="P6" draw:layer="layout" svg:width="2.551cm" svg:height="0.823cm" svg:x="15.875cm" svg:y="8.766cm">
          <draw:text-box>
            <text:p text:style-name="P5"><text:span text:style-name="T3">Reset Button</text:span></text:p>
          </draw:text-box>
        </draw:frame>
        <draw:line draw:name="Line" draw:style-name="Leader_20_line" draw:text-style-name="P2" draw:layer="layout" svg:x1="11.5cm" svg:y1="4cm" svg:x2="11.5cm" svg:y2="7.75cm">
          <text:p/>
        </draw:line>
        <draw:frame draw:style-name="gr10" draw:text-style-name="P6" draw:layer="layout" svg:width="2.547cm" svg:height="1.099cm" svg:x="10.25cm" svg:y="2.831cm">
          <draw:text-box>
            <text:p text:style-name="P5"><text:span text:style-name="T3">USB-to-UART</text:span></text:p>
            <text:p text:style-name="P5"><text:span text:style-name="T3">Bridge</text:span></text:p>
          </draw:text-box>
        </draw:frame>
        <draw:line draw:name="Line" draw:style-name="Leader_20_line" draw:text-style-name="P2" draw:layer="layout" svg:x1="11.5cm" svg:y1="12cm" svg:x2="11.5cm" svg:y2="9.625cm">
          <text:p/>
        </draw:line>
        <draw:frame draw:style-name="gr11" draw:text-style-name="P6" draw:layer="layout" svg:width="2.492cm" svg:height="1.099cm" svg:x="7.375cm" svg:y="2.75cm">
          <draw:text-box>
            <text:p text:style-name="P5"><text:span text:style-name="T3">3.3 V Power <text:s/></text:span></text:p>
            <text:p text:style-name="P5"><text:span text:style-name="T3">On LED</text:span></text:p>
          </draw:text-box>
        </draw:frame>
        <draw:custom-shape draw:style-name="gr12" draw:text-style-name="P7" draw:layer="layout" svg:width="8.15cm" svg:height="0.5cm" svg:x="4.375cm" svg:y="5.5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2.403cm" svg:height="0.723cm" svg:x="4.472cm" svg:y="12.027cm">
          <draw:text-box>
            <text:p text:style-name="P5"><text:span text:style-name="T3">Pin Header</text:span></text:p>
          </draw:text-box>
        </draw:frame>
        <draw:line draw:name="Line" draw:style-name="Leader_20_line" draw:text-style-name="P2" draw:layer="layout" svg:x1="6.875cm" svg:y1="4.75cm" svg:x2="6.875cm" svg:y2="5.625cm">
          <text:p/>
        </draw:line>
        <draw:frame draw:style-name="gr14" draw:text-style-name="P6" draw:layer="layout" svg:width="2.403cm" svg:height="1.073cm" svg:x="5.597cm" svg:y="4cm">
          <draw:text-box>
            <text:p text:style-name="P5"><text:span text:style-name="T3">Pin Header</text:span></text:p>
          </draw:text-box>
        </draw:frame>
        <draw:line draw:name="Line" draw:style-name="Leader_20_line" draw:text-style-name="P2" draw:layer="layout" svg:x1="5.75cm" svg:y1="12cm" svg:x2="5.75cm" svg:y2="10.652cm">
          <text:p/>
        </draw:line>
        <draw:custom-shape draw:style-name="gr15" draw:text-style-name="P7" draw:layer="layout" svg:width="8.15cm" svg:height="0.5cm" svg:x="4.375cm" svg:y="10.375cm">
          <text:p/>
          <draw:enhanced-geometry svg:viewBox="0 0 21600 21600" draw:type="rectangle" draw:enhanced-path="M 0 0 L 21600 0 21600 21600 0 21600 0 0 Z N"/>
        </draw:custom-shape>
        <draw:line draw:name="Line" draw:style-name="Leader_20_line" draw:text-style-name="P2" draw:layer="layout" svg:x1="15.975cm" svg:y1="6.25cm" svg:x2="14.875cm" svg:y2="6.25cm">
          <text:p/>
        </draw:line>
        <draw:frame draw:style-name="gr16" draw:text-style-name="P9" draw:layer="layout" svg:width="2.809cm" svg:height="1.099cm" svg:x="16cm" svg:y="5.625cm">
          <draw:text-box>
            <text:p text:style-name="P8"><text:span text:style-name="T3">ESP32-C5 USB</text:span></text:p>
            <text:p text:style-name="P8"><text:span text:style-name="T3"><text:s/></text:span><text:span text:style-name="T3">Type-C Port</text:span></text:p>
          </draw:text-box>
        </draw:frame>
        <draw:line draw:name="Line" draw:style-name="Leader_20_line" draw:text-style-name="P2" draw:layer="layout" svg:x1="9.875cm" svg:y1="12cm" svg:x2="9.875cm" svg:y2="9.75cm">
          <text:p/>
        </draw:line>
        <draw:frame draw:style-name="gr17" draw:text-style-name="P6" draw:layer="layout" svg:width="0.845cm" svg:height="1.073cm" svg:x="9.375cm" svg:y="11.927cm">
          <draw:text-box>
            <text:p text:style-name="P5"><text:span text:style-name="T3">J5</text:span></text:p>
          </draw:text-box>
        </draw:frame>
        <draw:line draw:name="Line" draw:style-name="Leader_20_line" draw:text-style-name="P2" draw:layer="layout" svg:x1="4.75cm" svg:y1="3.75cm" svg:x2="4.75cm" svg:y2="7.512cm">
          <text:p/>
        </draw:line>
        <draw:line draw:name="Line" draw:style-name="Leader_20_line" draw:text-style-name="P2" draw:layer="layout" svg:x1="16cm" svg:y1="7.125cm" svg:x2="12.625cm" svg:y2="7.125cm">
          <text:p/>
        </draw:line>
        <draw:line draw:name="Line" draw:style-name="Leader_20_line" draw:text-style-name="P2" draw:layer="layout" svg:x1="16cm" svg:y1="9.25cm" svg:x2="12.625cm" svg:y2="9.25cm">
          <text:p/>
        </draw:line>
        <draw:line draw:name="Line" draw:style-name="Leader_20_line" draw:text-style-name="P2" draw:layer="layout" svg:x1="16cm" svg:y1="10.125cm" svg:x2="14.9cm" svg:y2="10.1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6" draw:display-name="Gradient 6" draw:style="linear" draw:start-color="#3465a4" draw:end-color="#ffffff" draw:start-intensity="100%" draw:end-intensity="100%" draw:angle="0" draw:border="0%"/>
    <draw:gradient draw:name="Gradient_20_7" draw:display-name="Gradient 7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Helvetica Neue'" style:font-style-name="Regular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-width="0.7cm" draw:marker-start-center="true" draw:marker-end-width="0.3cm" draw:fill-gradient-name="Gradient_20_6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cm" svg:stroke-color="#f10d0c" draw:marker-start-width="0.2cm" draw:marker-end-width="0.2cm" draw:fill="none" draw:fill-gradient-name="Gradient_20_7" draw:fill-hatch-name="Hatching_20_1" draw:fill-image-name="Bitmap_20_1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3" draw:fill-hatch-name="Hatching_20_1" draw:fill-image-name="Bitmap_20_1"/>
      <style:text-properties fo:font-size="12pt" fo:font-weight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1" draw:fill-image-name="Bitmap_20_1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15cm" draw:marker-end="Arrow" draw:marker-end-width="0.15cm" draw:fill="none" draw:show-unit="true"/>
      <style:paragraph-properties>
        <style:tab-stops/>
      </style:paragraph-properties>
      <style:text-properties fo:font-family="'Helvetica Neue'" style:font-style-name="Regular" style:font-pitch="variable" fo:font-size="10pt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eader_20_line" style:display-name="Leader line" style:family="graphic" style:parent-style-name="objectwitharrow">
      <style:graphic-properties svg:stroke-width="0.04cm" svg:stroke-color="#ff3034" draw:marker-start-width="0.57cm" draw:marker-end="Circle" draw:marker-end-width="0.2cm" draw:marker-end-center="true" svg:stroke-opacity="100%" draw:stroke-linejoin="miter" draw:fill="solid" draw:fill-color="#729fcf" draw:opacity="0%" draw:textarea-vertical-align="middle" draw:auto-grow-height="false" draw:fit-to-size="false" fo:wrap-option="wrap" draw:shadow-opacity="0%"/>
      <style:paragraph-properties style:font-independent-line-spacing="true">
        <style:tab-stops/>
      </style:paragraph-properties>
      <style:text-properties fo:font-size="12pt" fo:font-weight="250"/>
    </style:style>
    <style:style style:name="Annotation_20_text" style:display-name="Annotation text" style:family="graphic" style:parent-style-name="text">
      <style:graphic-properties svg:stroke-color="#3465a4" draw:fill="none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05T17:51:23.391700789</meta:creation-date>
    <dc:date>2024-08-26T14:13:19</dc:date>
    <meta:editing-duration>P1DT20H6M47S</meta:editing-duration>
    <meta:editing-cycles>234</meta:editing-cycles>
    <meta:generator>OpenOffice/4.1.5$Unix OpenOffice.org_project/415m1$Build-9789</meta:generator>
    <meta:document-statistic meta:object-count="29"/>
  </office:meta>
</office:document-meta>
</file>